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5176" calcext:value-type="float">
            <text:p>49.7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9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8-1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3-02-2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3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30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02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09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11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08845" calcext:value-type="float">
            <text:p>42.8908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45501935484" calcext:value-type="float">
            <text:p>42.9445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94824" calcext:value-type="float">
            <text:p>42.89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95009032258" calcext:value-type="float">
            <text:p>43.0295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5303225807" calcext:value-type="float">
            <text:p>43.080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8252903226" calcext:value-type="float">
            <text:p>43.0808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4567483871" calcext:value-type="float">
            <text:p>42.9845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42528" calcext:value-type="float">
            <text:p>42.76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5383483871" calcext:value-type="float">
            <text:p>42.6553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63612903226" calcext:value-type="float">
            <text:p>42.416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95308387097" calcext:value-type="float">
            <text:p>42.3595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99326896552" calcext:value-type="float">
            <text:p>42.36993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1728516129" calcext:value-type="float">
            <text:p>42.4417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10275" calcext:value-type="float">
            <text:p>42.3511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19296" calcext:value-type="float">
            <text:p>42.31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48125" calcext:value-type="float">
            <text:p>42.314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2250322581" calcext:value-type="float">
            <text:p>43.4032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9280516129" calcext:value-type="float">
            <text:p>43.4292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9592" calcext:value-type="float">
            <text:p>43.51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35925" calcext:value-type="float">
            <text:p>43.6413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9232" calcext:value-type="float">
            <text:p>43.86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0203870968" calcext:value-type="float">
            <text:p>44.1010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22815483871" calcext:value-type="float">
            <text:p>43.892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48072" calcext:value-type="float">
            <text:p>43.69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4728516129" calcext:value-type="float">
            <text:p>43.5847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7588965517" calcext:value-type="float">
            <text:p>43.48875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91705806452" calcext:value-type="float">
            <text:p>43.4591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9612903226" calcext:value-type="float">
            <text:p>43.406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2976" calcext:value-type="float">
            <text:p>43.35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0330322581" calcext:value-type="float">
            <text:p>43.3910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6926451613" calcext:value-type="float">
            <text:p>43.5926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56482580645" calcext:value-type="float">
            <text:p>43.4956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62322580645" calcext:value-type="float">
            <text:p>43.596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5684" calcext:value-type="float">
            <text:p>43.44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856825" calcext:value-type="float">
            <text:p>43.4085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90856" calcext:value-type="float">
            <text:p>43.17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55620645161" calcext:value-type="float">
            <text:p>43.1255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16173793103" calcext:value-type="float">
            <text:p>43.13161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96575" calcext:value-type="float">
            <text:p>43.1599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6263225806" calcext:value-type="float">
            <text:p>43.0866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076" calcext:value-type="float">
            <text:p>43.15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24270967742" calcext:value-type="float">
            <text:p>43.262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47055483871" calcext:value-type="float">
            <text:p>43.4747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5486451613" calcext:value-type="float">
            <text:p>43.5835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50756129032" calcext:value-type="float">
            <text:p>43.5350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252" calcext:value-type="float">
            <text:p>43.4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513425" calcext:value-type="float">
            <text:p>43.3651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5852" calcext:value-type="float">
            <text:p>43.26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3963870968" calcext:value-type="float">
            <text:p>43.2993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874" calcext:value-type="float">
            <text:p>43.2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7455" calcext:value-type="float">
            <text:p>43.3027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76204444445" calcext:value-type="float">
            <text:p>43.247620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10056" calcext:value-type="float">
            <text:p>43.30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7522580645" calcext:value-type="float">
            <text:p>43.565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7099354839" calcext:value-type="float">
            <text:p>43.6327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80423225806" calcext:value-type="float">
            <text:p>43.7480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8882580645" calcext:value-type="float">
            <text:p>43.8918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32448" calcext:value-type="float">
            <text:p>43.84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02625" calcext:value-type="float">
            <text:p>44.0250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6768" calcext:value-type="float">
            <text:p>43.99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51615483871" calcext:value-type="float">
            <text:p>44.0751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38522857143" calcext:value-type="float">
            <text:p>43.99385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187675" calcext:value-type="float">
            <text:p>43.9718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5692903226" calcext:value-type="float">
            <text:p>44.0805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42424" calcext:value-type="float">
            <text:p>44.1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01352258065" calcext:value-type="float">
            <text:p>44.2701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3003870968" calcext:value-type="float">
            <text:p>44.4363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5292903226" calcext:value-type="float">
            <text:p>44.5225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97530322581" calcext:value-type="float">
            <text:p>44.5797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3584" calcext:value-type="float">
            <text:p>44.7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79675" calcext:value-type="float">
            <text:p>44.697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88008" calcext:value-type="float">
            <text:p>44.60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12278709677" calcext:value-type="float">
            <text:p>44.5812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57677142857" calcext:value-type="float">
            <text:p>44.40576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6576" calcext:value-type="float">
            <text:p>44.4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53052903226" calcext:value-type="float">
            <text:p>44.6353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1357419355" calcext:value-type="float">
            <text:p>44.6921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313225" calcext:value-type="float">
            <text:p>44.8731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4673548387" calcext:value-type="float">
            <text:p>45.3174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28632258064" calcext:value-type="float">
            <text:p>45.5228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0170322581" calcext:value-type="float">
            <text:p>45.5490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1450322581" calcext:value-type="float">
            <text:p>45.4301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14985806452" calcext:value-type="float">
            <text:p>45.3214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52443636364" calcext:value-type="float">
            <text:p>45.28524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9416" calcext:value-type="float">
            <text:p>45.20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315975" calcext:value-type="float">
            <text:p>45.0931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90665" calcext:value-type="float">
            <text:p>45.1090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67507096774" calcext:value-type="float">
            <text:p>44.9667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676175" calcext:value-type="float">
            <text:p>44.9567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9829677419" calcext:value-type="float">
            <text:p>45.1289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962" calcext:value-type="float">
            <text:p>45.415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871175" calcext:value-type="float">
            <text:p>45.3187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03710967742" calcext:value-type="float">
            <text:p>45.1003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9665" calcext:value-type="float">
            <text:p>44.6899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36975483871" calcext:value-type="float">
            <text:p>44.553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2385" calcext:value-type="float">
            <text:p>44.5802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2686896552" calcext:value-type="float">
            <text:p>44.67726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419" calcext:value-type="float">
            <text:p>44.500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5726451613" calcext:value-type="float">
            <text:p>44.5375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6195" calcext:value-type="float">
            <text:p>44.5806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05339354839" calcext:value-type="float">
            <text:p>44.5105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14625" calcext:value-type="float">
            <text:p>44.6041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5857" calcext:value-type="float">
            <text:p>44.575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18294193548" calcext:value-type="float">
            <text:p>44.5518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2895" calcext:value-type="float">
            <text:p>44.6072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624175" calcext:value-type="float">
            <text:p>44.6062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03015172414" calcext:value-type="float">
            <text:p>44.69030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4462" calcext:value-type="float">
            <text:p>44.844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436925" calcext:value-type="float">
            <text:p>44.8643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09267096774" calcext:value-type="float">
            <text:p>44.8509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655" calcext:value-type="float">
            <text:p>44.78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4523870968" calcext:value-type="float">
            <text:p>44.8904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2295" calcext:value-type="float">
            <text:p>45.032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6366451613" calcext:value-type="float">
            <text:p>45.0496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41025" calcext:value-type="float">
            <text:p>44.8114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98397419355" calcext:value-type="float">
            <text:p>44.6098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5694" calcext:value-type="float">
            <text:p>44.795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7266206897" calcext:value-type="float">
            <text:p>44.96472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62755" calcext:value-type="float">
            <text:p>44.8762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8277" calcext:value-type="float">
            <text:p>44.888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7016774194" calcext:value-type="float">
            <text:p>44.8817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447825" calcext:value-type="float">
            <text:p>44.9744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66232258064" calcext:value-type="float">
            <text:p>45.1266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5462" calcext:value-type="float">
            <text:p>45.225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8213" calcext:value-type="float">
            <text:p>45.138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43042580645" calcext:value-type="float">
            <text:p>44.9343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794" calcext:value-type="float">
            <text:p>44.833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14939354839" calcext:value-type="float">
            <text:p>44.5714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7292" calcext:value-type="float">
            <text:p>44.6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24936" calcext:value-type="float">
            <text:p>44.7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65475" calcext:value-type="float">
            <text:p>44.766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9964" calcext:value-type="float">
            <text:p>44.6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22167741936" calcext:value-type="float">
            <text:p>44.652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689475" calcext:value-type="float">
            <text:p>44.4968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5003870968" calcext:value-type="float">
            <text:p>44.5125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34645" calcext:value-type="float">
            <text:p>44.4834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659025" calcext:value-type="float">
            <text:p>44.3465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616175" calcext:value-type="float">
            <text:p>43.9661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5153548387" calcext:value-type="float">
            <text:p>43.7965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46077241379" calcext:value-type="float">
            <text:p>43.93460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4337" calcext:value-type="float">
            <text:p>43.844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36715" calcext:value-type="float">
            <text:p>43.8536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27329032258" calcext:value-type="float">
            <text:p>43.742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46526153846" calcext:value-type="float">
            <text:p>43.614652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0090322581" calcext:value-type="float">
            <text:p>43.580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200725" calcext:value-type="float">
            <text:p>43.4920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2847" calcext:value-type="float">
            <text:p>43.3528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8059354839" calcext:value-type="float">
            <text:p>43.2578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43235" calcext:value-type="float">
            <text:p>42.9743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3584516129" calcext:value-type="float">
            <text:p>42.813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202375" calcext:value-type="float">
            <text:p>42.8620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93528275862" calcext:value-type="float">
            <text:p>42.95935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77217777778" calcext:value-type="float">
            <text:p>42.957721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7555" calcext:value-type="float">
            <text:p>43.0017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5153548387" calcext:value-type="float">
            <text:p>43.0345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310025" calcext:value-type="float">
            <text:p>43.0931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7019354839" calcext:value-type="float">
            <text:p>43.187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654675" calcext:value-type="float">
            <text:p>43.2365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04025714286" calcext:value-type="float">
            <text:p>43.28040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4607483871" calcext:value-type="float">
            <text:p>43.3046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655675" calcext:value-type="float">
            <text:p>43.3165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83899354839" calcext:value-type="float">
            <text:p>43.358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571325" calcext:value-type="float">
            <text:p>43.4257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82637241379" calcext:value-type="float">
            <text:p>43.46826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34625" calcext:value-type="float">
            <text:p>43.5373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4886" calcext:value-type="float">
            <text:p>43.664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7692903226" calcext:value-type="float">
            <text:p>43.775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30385" calcext:value-type="float">
            <text:p>44.1230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17459310345" calcext:value-type="float">
            <text:p>44.50174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185775" calcext:value-type="float">
            <text:p>44.5818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098925" calcext:value-type="float">
            <text:p>44.4909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64392258065" calcext:value-type="float">
            <text:p>44.4164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9053" calcext:value-type="float">
            <text:p>44.239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20962580645" calcext:value-type="float">
            <text:p>44.0320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51275" calcext:value-type="float">
            <text:p>44.1075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02368" calcext:value-type="float">
            <text:p>44.16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732975" calcext:value-type="float">
            <text:p>44.1673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71605" calcext:value-type="float">
            <text:p>44.3371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71682580645" calcext:value-type="float">
            <text:p>44.2271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79225" calcext:value-type="float">
            <text:p>44.337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49175" calcext:value-type="float">
            <text:p>44.7014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49825" calcext:value-type="float">
            <text:p>44.7534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8688516129" calcext:value-type="float">
            <text:p>44.7886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979975" calcext:value-type="float">
            <text:p>44.8797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4431483871" calcext:value-type="float">
            <text:p>44.9444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58625" calcext:value-type="float">
            <text:p>45.0765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2653793103" calcext:value-type="float">
            <text:p>45.26826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32916129032" calcext:value-type="float">
            <text:p>45.263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223225" calcext:value-type="float">
            <text:p>45.2922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4523870968" calcext:value-type="float">
            <text:p>45.2714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29015" calcext:value-type="float">
            <text:p>45.3129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983225807" calcext:value-type="float">
            <text:p>45.4152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9302" calcext:value-type="float">
            <text:p>45.469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072325" calcext:value-type="float">
            <text:p>45.4107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4296774193" calcext:value-type="float">
            <text:p>45.3724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461475" calcext:value-type="float">
            <text:p>45.3046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1414193548" calcext:value-type="float">
            <text:p>45.1431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9605" calcext:value-type="float">
            <text:p>45.0229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4305714286" calcext:value-type="float">
            <text:p>45.02843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9499354839" calcext:value-type="float">
            <text:p>45.1719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318725" calcext:value-type="float">
            <text:p>45.3131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5256774193" calcext:value-type="float">
            <text:p>45.37852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55925" calcext:value-type="float">
            <text:p>45.2415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53796129032" calcext:value-type="float">
            <text:p>45.2053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259575" calcext:value-type="float">
            <text:p>45.1525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677925" calcext:value-type="float">
            <text:p>45.0967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02152258065" calcext:value-type="float">
            <text:p>44.9102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663525" calcext:value-type="float">
            <text:p>44.7066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34371612903" calcext:value-type="float">
            <text:p>44.6334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74085" calcext:value-type="float">
            <text:p>44.7974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74008275862" calcext:value-type="float">
            <text:p>44.86740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48205" calcext:value-type="float">
            <text:p>44.6648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661775" calcext:value-type="float">
            <text:p>44.5666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983225807" calcext:value-type="float">
            <text:p>44.5008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117475" calcext:value-type="float">
            <text:p>44.4511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85393846154" calcext:value-type="float">
            <text:p>44.408539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9449" calcext:value-type="float">
            <text:p>44.359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62825" calcext:value-type="float">
            <text:p>44.2696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00255483871" calcext:value-type="float">
            <text:p>44.130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930375" calcext:value-type="float">
            <text:p>43.9593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68624516129" calcext:value-type="float">
            <text:p>43.7468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925875" calcext:value-type="float">
            <text:p>43.5992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26864" calcext:value-type="float">
            <text:p>43.64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63275" calcext:value-type="float">
            <text:p>43.5436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714825" calcext:value-type="float">
            <text:p>43.4771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69207741936" calcext:value-type="float">
            <text:p>43.4269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24685" calcext:value-type="float">
            <text:p>43.3724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9076129032" calcext:value-type="float">
            <text:p>43.3339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09445" calcext:value-type="float">
            <text:p>43.3709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606425" calcext:value-type="float">
            <text:p>43.1860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70945" calcext:value-type="float">
            <text:p>43.0470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90209032258" calcext:value-type="float">
            <text:p>42.9990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86221935484" calcext:value-type="float">
            <text:p>42.7586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410425" calcext:value-type="float">
            <text:p>42.7441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17853793103" calcext:value-type="float">
            <text:p>42.95178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17605" calcext:value-type="float">
            <text:p>43.0417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996075" calcext:value-type="float">
            <text:p>43.1199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1166" calcext:value-type="float">
            <text:p>43.111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9754" calcext:value-type="float">
            <text:p>42.989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9856" calcext:value-type="float">
            <text:p>43.0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281825" calcext:value-type="float">
            <text:p>43.1228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652925" calcext:value-type="float">
            <text:p>43.0965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59091612903" calcext:value-type="float">
            <text:p>43.0759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42175" calcext:value-type="float">
            <text:p>42.9984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9006451613" calcext:value-type="float">
            <text:p>42.970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4836" calcext:value-type="float">
            <text:p>43.2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7931034483" calcext:value-type="float">
            <text:p>43.6047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156475" calcext:value-type="float">
            <text:p>43.7615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882375" calcext:value-type="float">
            <text:p>43.9288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35654193548" calcext:value-type="float">
            <text:p>43.9635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473925" calcext:value-type="float">
            <text:p>44.0147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08296470588" calcext:value-type="float">
            <text:p>44.020829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411" calcext:value-type="float">
            <text:p>44.0554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526825" calcext:value-type="float">
            <text:p>43.6752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4492903226" calcext:value-type="float">
            <text:p>43.5014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0205" calcext:value-type="float">
            <text:p>43.5980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10962580645" calcext:value-type="float">
            <text:p>43.6510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953325" calcext:value-type="float">
            <text:p>43.5095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17147586207" calcext:value-type="float">
            <text:p>43.62171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8023" calcext:value-type="float">
            <text:p>43.618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23744516129" calcext:value-type="float">
            <text:p>43.6523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32361290323" calcext:value-type="float">
            <text:p>43.713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633225" calcext:value-type="float">
            <text:p>43.8063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5886451613" calcext:value-type="float">
            <text:p>43.9035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52995" calcext:value-type="float">
            <text:p>43.9252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12075" calcext:value-type="float">
            <text:p>44.0191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7920516129" calcext:value-type="float">
            <text:p>43.9779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578575" calcext:value-type="float">
            <text:p>44.0057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4996129032" calcext:value-type="float">
            <text:p>43.8794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338575" calcext:value-type="float">
            <text:p>43.8533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0288" calcext:value-type="float">
            <text:p>43.9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24725" calcext:value-type="float">
            <text:p>43.8882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0294193549" calcext:value-type="float">
            <text:p>43.866029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15643870968" calcext:value-type="float">
            <text:p>43.8815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78825" calcext:value-type="float">
            <text:p>44.017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9145806452" calcext:value-type="float">
            <text:p>44.0779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26625" calcext:value-type="float">
            <text:p>44.0402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50475" calcext:value-type="float">
            <text:p>44.0435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92276129032" calcext:value-type="float">
            <text:p>43.9892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395" calcext:value-type="float">
            <text:p>43.927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48727741936" calcext:value-type="float">
            <text:p>43.8048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3674" calcext:value-type="float">
            <text:p>43.873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11685517241" calcext:value-type="float">
            <text:p>43.981168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47083636364" calcext:value-type="float">
            <text:p>44.04470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826725" calcext:value-type="float">
            <text:p>44.0482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57398709678" calcext:value-type="float">
            <text:p>44.105739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57995" calcext:value-type="float">
            <text:p>44.1157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1296" calcext:value-type="float">
            <text:p>44.1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52181818182" calcext:value-type="float">
            <text:p>44.1752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33255" calcext:value-type="float">
            <text:p>44.1333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4113548387" calcext:value-type="float">
            <text:p>44.107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531325" calcext:value-type="float">
            <text:p>44.0353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7736774194" calcext:value-type="float">
            <text:p>43.9337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97375" calcext:value-type="float">
            <text:p>43.9859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5004137931" calcext:value-type="float">
            <text:p>44.07450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2147096774" calcext:value-type="float">
            <text:p>44.1072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43076363636" calcext:value-type="float">
            <text:p>44.09430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58381935484" calcext:value-type="float">
            <text:p>44.1058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969475" calcext:value-type="float">
            <text:p>44.0396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482432" calcext:value-type="float">
            <text:p>44.024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882625" calcext:value-type="float">
            <text:p>43.9488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2810322581" calcext:value-type="float">
            <text:p>43.8512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2926451613" calcext:value-type="float">
            <text:p>43.8212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7374545455" calcext:value-type="float">
            <text:p>43.711737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34712" calcext:value-type="float">
            <text:p>43.67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8421818182" calcext:value-type="float">
            <text:p>43.83384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57649655172" calcext:value-type="float">
            <text:p>43.86576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0075" calcext:value-type="float">
            <text:p>43.9734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5016774194" calcext:value-type="float">
            <text:p>44.0435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2695384615" calcext:value-type="float">
            <text:p>44.037269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82835" calcext:value-type="float">
            <text:p>44.1782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33161290323" calcext:value-type="float">
            <text:p>44.35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8683636364" calcext:value-type="float">
            <text:p>44.30886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87735" calcext:value-type="float">
            <text:p>44.2887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694375" calcext:value-type="float">
            <text:p>44.1269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6356" calcext:value-type="float">
            <text:p>43.9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9069090909" calcext:value-type="float">
            <text:p>44.01690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2139130435" calcext:value-type="float">
            <text:p>44.05221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3665714286" calcext:value-type="float">
            <text:p>44.13536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5718" calcext:value-type="float">
            <text:p>44.225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16375" calcext:value-type="float">
            <text:p>44.3631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9922580645" calcext:value-type="float">
            <text:p>44.342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4045" calcext:value-type="float">
            <text:p>44.3844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21767741936" calcext:value-type="float">
            <text:p>44.332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7455" calcext:value-type="float">
            <text:p>44.4457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27362758621" calcext:value-type="float">
            <text:p>44.54273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75125" calcext:value-type="float">
            <text:p>44.4917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54635" calcext:value-type="float">
            <text:p>44.4754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1587096774" calcext:value-type="float">
            <text:p>44.421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46025" calcext:value-type="float">
            <text:p>44.444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27145806452" calcext:value-type="float">
            <text:p>44.3827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011325" calcext:value-type="float">
            <text:p>44.3401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11275" calcext:value-type="float">
            <text:p>44.3361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13556129032" calcext:value-type="float">
            <text:p>44.2513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0849" calcext:value-type="float">
            <text:p>44.130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0454193548" calcext:value-type="float">
            <text:p>43.9940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997675" calcext:value-type="float">
            <text:p>44.0099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67379310345" calcext:value-type="float">
            <text:p>44.0567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3185" calcext:value-type="float">
            <text:p>44.0773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189425" calcext:value-type="float">
            <text:p>44.1118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9566451613" calcext:value-type="float">
            <text:p>43.7999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6796" calcext:value-type="float">
            <text:p>43.7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6456774194" calcext:value-type="float">
            <text:p>43.6716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87827096774" calcext:value-type="float">
            <text:p>43.6987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02796923077" calcext:value-type="float">
            <text:p>43.62027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16691612903" calcext:value-type="float">
            <text:p>43.4416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066875" calcext:value-type="float">
            <text:p>43.4506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57530322581" calcext:value-type="float">
            <text:p>43.0557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9101" calcext:value-type="float">
            <text:p>43.099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03128275862" calcext:value-type="float">
            <text:p>43.02031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413" calcext:value-type="float">
            <text:p>42.9284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595025" calcext:value-type="float">
            <text:p>43.0359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7019354839" calcext:value-type="float">
            <text:p>43.187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98605" calcext:value-type="float">
            <text:p>43.0798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30861935484" calcext:value-type="float">
            <text:p>43.4230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6009" calcext:value-type="float">
            <text:p>43.506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29025" calcext:value-type="float">
            <text:p>43.4702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4443870968" calcext:value-type="float">
            <text:p>43.3024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998075" calcext:value-type="float">
            <text:p>43.2799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3176774194" calcext:value-type="float">
            <text:p>42.9523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25525" calcext:value-type="float">
            <text:p>43.1902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4628" calcext:value-type="float">
            <text:p>43.1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87275" calcext:value-type="float">
            <text:p>43.158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54512" calcext:value-type="float">
            <text:p>43.0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69331612903" calcext:value-type="float">
            <text:p>42.8869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16375" calcext:value-type="float">
            <text:p>42.8391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87667096774" calcext:value-type="float">
            <text:p>42.8087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96125" calcext:value-type="float">
            <text:p>42.7429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828775" calcext:value-type="float">
            <text:p>42.6882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8172903226" calcext:value-type="float">
            <text:p>42.6358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42935" calcext:value-type="float">
            <text:p>42.7342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0033548387" calcext:value-type="float">
            <text:p>42.7480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536625" calcext:value-type="float">
            <text:p>42.9353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4171034483" calcext:value-type="float">
            <text:p>43.26341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759575" calcext:value-type="float">
            <text:p>43.2475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34925" calcext:value-type="float">
            <text:p>43.183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37112258065" calcext:value-type="float">
            <text:p>43.1637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827" calcext:value-type="float">
            <text:p>43.30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08018064516" calcext:value-type="float">
            <text:p>43.3108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7349677419" calcext:value-type="float">
            <text:p>43.1447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8814" calcext:value-type="float">
            <text:p>43.088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80781935484" calcext:value-type="float">
            <text:p>42.9780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81235" calcext:value-type="float">
            <text:p>42.8981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47828571429" calcext:value-type="float">
            <text:p>42.984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7468" calcext:value-type="float">
            <text:p>42.9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24116923077" calcext:value-type="float">
            <text:p>43.15241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3152" calcext:value-type="float">
            <text:p>43.2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370425" calcext:value-type="float">
            <text:p>43.3537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0928" calcext:value-type="float">
            <text:p>43.51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077775" calcext:value-type="float">
            <text:p>43.5607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11948387097" calcext:value-type="float">
            <text:p>43.481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1416774194" calcext:value-type="float">
            <text:p>43.4491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322175" calcext:value-type="float">
            <text:p>43.3032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12704516129" calcext:value-type="float">
            <text:p>43.2012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6993548387" calcext:value-type="float">
            <text:p>42.982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1166896552" calcext:value-type="float">
            <text:p>43.08011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56201290323" calcext:value-type="float">
            <text:p>42.9756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78125714286" calcext:value-type="float">
            <text:p>42.87781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46592" calcext:value-type="float">
            <text:p>42.7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00875" calcext:value-type="float">
            <text:p>42.7420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99784" calcext:value-type="float">
            <text:p>42.54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0315" calcext:value-type="float">
            <text:p>42.5430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67891612903" calcext:value-type="float">
            <text:p>42.4967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1450322581" calcext:value-type="float">
            <text:p>42.3821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416325" calcext:value-type="float">
            <text:p>42.4541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06931612903" calcext:value-type="float">
            <text:p>42.4906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123675" calcext:value-type="float">
            <text:p>42.6612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41020689655" calcext:value-type="float">
            <text:p>42.6741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6012903226" calcext:value-type="float">
            <text:p>42.812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297125" calcext:value-type="float">
            <text:p>42.8229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88728" calcext:value-type="float">
            <text:p>42.89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709075" calcext:value-type="float">
            <text:p>43.0170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3864" calcext:value-type="float">
            <text:p>43.14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769725" calcext:value-type="float">
            <text:p>43.2976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06051612903" calcext:value-type="float">
            <text:p>43.310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7793548387" calcext:value-type="float">
            <text:p>43.241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31940869565" calcext:value-type="float">
            <text:p>43.413194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2091428571" calcext:value-type="float">
            <text:p>43.56520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611675" calcext:value-type="float">
            <text:p>43.6061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50197142857" calcext:value-type="float">
            <text:p>43.75501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652025" calcext:value-type="float">
            <text:p>43.7865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6193548387" calcext:value-type="float">
            <text:p>43.866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53181935484" calcext:value-type="float">
            <text:p>43.7553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386688" calcext:value-type="float">
            <text:p>43.953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23504" calcext:value-type="float">
            <text:p>44.00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8936" calcext:value-type="float">
            <text:p>44.3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1024" calcext:value-type="float">
            <text:p>44.2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34928" calcext:value-type="float">
            <text:p>44.30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84576" calcext:value-type="float">
            <text:p>44.226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67287741936" calcext:value-type="float">
            <text:p>44.1767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14596129032" calcext:value-type="float">
            <text:p>44.3214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46297142857" calcext:value-type="float">
            <text:p>44.44462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9682580645" calcext:value-type="float">
            <text:p>44.5319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88258181818" calcext:value-type="float">
            <text:p>44.56882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792625" calcext:value-type="float">
            <text:p>44.3679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15868387097" calcext:value-type="float">
            <text:p>44.3315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20784" calcext:value-type="float">
            <text:p>44.11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5716129032" calcext:value-type="float">
            <text:p>44.074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0216774194" calcext:value-type="float">
            <text:p>44.0130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2032" calcext:value-type="float">
            <text:p>43.81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24957419355" calcext:value-type="float">
            <text:p>43.7624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7166451613" calcext:value-type="float">
            <text:p>43.7847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5792516129" calcext:value-type="float">
            <text:p>43.7157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35994285714" calcext:value-type="float">
            <text:p>43.6035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7672516129" calcext:value-type="float">
            <text:p>43.5176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92753846154" calcext:value-type="float">
            <text:p>43.4392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1926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28" meta:object-count="0"/>
    <meta:user-defined meta:name="AppVersion">3.0</meta:user-defined>
  </office:meta>
</office:document-meta>
</file>